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2.24pt"/>
    </style:style>
    <style:style style:name="co2" style:family="table-column">
      <style:table-column-properties fo:break-before="auto" style:column-width="343.11pt"/>
    </style:style>
    <style:style style:name="co3" style:family="table-column">
      <style:table-column-properties fo:break-before="auto" style:column-width="118.06pt"/>
    </style:style>
    <style:style style:name="co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ELECT">
      <style:table-properties table:display="true" style:writing-mode="lr-tb"/>
    </style:style>
    <style:style style:name="ce1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LEC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Задание</text:p>
          </table:table-cell>
          <table:table-cell table:style-name="ce4" office:value-type="string" calcext:value-type="string">
            <text:p>Запрос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Создайте новую базу данных qa_shop</text:p>
          </table:table-cell>
          <table:table-cell table:style-name="ce5" office:value-type="string" calcext:value-type="string">
            <text:p>use qa_sh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нутри нее создайте коллекцию card_info</text:p>
          </table:table-cell>
          <table:table-cell table:style-name="ce5" office:value-type="string" calcext:value-type="string">
            <text:p>db.createCollection("card_info"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Внутри коллекций создайте документы, которые будут повторять информацию из таблицы card_info в MySQL</text:p>
          </table:table-cell>
          <table:table-cell table:style-name="ce5" office:value-type="string" calcext:value-type="string">
            <text:p>db.card_info.insertMany([</text:p>
            <text:p>        {</text:p>
            <text:p>                "card_id" : 1,</text:p>
            <text:p>                "card_type" : "VISA",</text:p>
            <text:p>                "expiry_month" : 12,</text:p>
            <text:p>                "expiry_year" : 26,</text:p>
            <text:p>                "cvv" : 123,</text:p>
            <text:p>                "balance" : 523.00,</text:p>
            <text:p>                "status" : "valid",</text:p>
            <text:p>                "card_code" : "8820354696467284"</text:p>
            <text:p>        },</text:p>
            <text:p>        {</text:p>
            <text:p>                "card_id" : 2,</text:p>
            <text:p>                "card_type" : "MasterCard",</text:p>
            <text:p>                "expiry_month" : 12,</text:p>
            <text:p>                "expiry_year" : 26,</text:p>
            <text:p>                "cvv" : 456,</text:p>
            <text:p>                "balance" : 612.00,</text:p>
            <text:p>                "status" : "valid",</text:p>
            <text:p>                "card_code" : "5248106661644884"</text:p>
            <text:p>        },</text:p>
            <text:p>        {</text:p>
            <text:p>                "card_id" : 3,</text:p>
            <text:p>                "card_type" : "VISA",</text:p>
            <text:p>                "expiry_month" : 1,</text:p>
            <text:p>                "expiry_year" : 20,</text:p>
            <text:p>                "cvv" : 789,</text:p>
            <text:p>                "balance" : 2000.00,</text:p>
            <text:p>                "status" : "expired",</text:p>
            <text:p>                "card_code" : "4340511554108849"</text:p>
            <text:p>        },</text:p>
            <text:p>        {</text:p>
            <text:p>                "card_id" : 4,</text:p>
            <text:p>                "card_type" : "MasterCard",</text:p>
            <text:p>                "expiry_month" : 1,</text:p>
            <text:p>                "expiry_year" : 20,</text:p>
            <text:p>                "cvv" : 101,</text:p>
            <text:p>                "balance" : 2000.00,</text:p>
            <text:p>                "status" : "expired20",</text:p>
            <text:p>                "card_code" : "0307328035514696"</text:p>
            <text:p>        },</text:p>
            <text:p>        {</text:p>
            <text:p>                "card_id" : 5,</text:p>
            <text:p>                "card_type" : "VISA",</text:p>
            <text:p>                "expiry_month" : 6,</text:p>
            <text:p>                "expiry_year" : 26,</text:p>
            <text:p>                "cvv" : 234,</text:p>
            <text:p>                "balance" : 2000.00,</text:p>
            <text:p>                "status" : "stolen",</text:p>
            <text:p>                "card_code" : "0779330784258313"</text:p>
            <text:p>        },</text:p>
            <text:p>        {</text:p>
            <text:p>                "card_id" : 6,</text:p>
            <text:p>                "card_type" : "MasterCard",</text:p>
            <text:p>                "expiry_month" : 6,</text:p>
            <text:p>                "expiry_year" : 26,</text:p>
            <text:p>                "cvv" : 567,</text:p>
            <text:p>                "balance" : 2000.00,</text:p>
            <text:p>                "status" : "stolen",</text:p>
            <text:p>                "card_code" : "1151842195999505"</text:p>
            <text:p>        },</text:p>
            <text:p>        {</text:p>
            <text:p>                "card_id" : 7,</text:p>
            <text:p>                "card_type" : "VISA",</text:p>
            <text:p>                "expiry_month" : 12,</text:p>
            <text:p>                "expiry_year" : 26,</text:p>
            <text:p>                "cvv" : 890,</text:p>
            <text:p>                "balance" : 0.00,</text:p>
            <text:p>                "status" : "valid",</text:p>
            <text:p>                "card_code" : "7178218557247775"</text:p>
            <text:p>        },</text:p>
            <text:p>        {</text:p>
            <text:p>                "card_id" : 8,</text:p>
            <text:p>                "card_type" : "MasterCard",</text:p>
            <text:p>                "expiry_month" : 12,</text:p>
            <text:p>                "expiry_year" : 26,</text:p>
            <text:p>                "cvv" : 112,</text:p>
            <text:p>                "balance" : 0.00,</text:p>
            <text:p>                "status" : "valid",</text:p>
            <text:p>                "card_code" : "3320643190265792"</text:p>
            <text:p>        },</text:p>
            <text:p>        {</text:p>
            <text:p>                "card_id" : 9,</text:p>
            <text:p>                "card_type" : "VISA",</text:p>
            <text:p>                "expiry_month" : 12,</text:p>
            <text:p>                "expiry_year" : 26,</text:p>
            <text:p>                "cvv" : 0,</text:p>
            <text:p>                "balance" : 2000.00,</text:p>
            <text:p>                "status" : "blocked",</text:p>
            <text:p>                "card_code" : "9181347306820824"</text:p>
            <text:p>        },</text:p>
            <text:p>        {</text:p>
            <text:p>                "card_id" : 10,</text:p>
            <text:p>                "card_type" : "MasterCard",</text:p>
            <text:p>                "expiry_month" : 12,</text:p>
            <text:p>                "expiry_year" : 26,</text:p>
            <text:p>                "cvv" : 0,</text:p>
            <text:p>                "balance" : 2000.00,</text:p>
            <text:p>                "status" : "blocked",</text:p>
            <text:p>                "card_code" : "6107972359241284"</text:p>
            <text:p>        }</text:p>
            <text:p>])</text:p>
            <text:p/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все id и card_type со статусами valid</text:p>
          </table:table-cell>
          <table:table-cell table:style-name="ce5" office:value-type="string" calcext:value-type="string">
            <text:p>db.card_info.find({status:'valid'},{_id:1,card_type:1}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все id и card_type, у которых expiry_month больше 6</text:p>
          </table:table-cell>
          <table:table-cell table:style-name="ce5" office:value-type="string" calcext:value-type="string">
            <text:p>db.card_info.find({expiry_month:{$gt:6}},{_id:1,card_type:1}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все id и card_type, у которых expiry_month больше 5 и меньше 11</text:p>
          </table:table-cell>
          <table:table-cell table:style-name="ce6" office:value-type="string" calcext:value-type="string">
            <text:p>db.card_info.find({</text:p>
            <text:p>$and:[</text:p>
            <text:p>{expiry_month:{$gt:5}}, </text:p>
            <text:p>{expiry_month:{$lt:11}}</text:p>
            <text:p>]},{_id:1,card_type:1})</text:p>
          </table:table-cell>
          <table:table-cell table:style-name="ce6" office:value-type="string" calcext:value-type="string">
            <text:p>db.card_info.find({</text:p>
            <text:p>expiry_month:</text:p>
            <text:p>{$in:[5,11]}</text:p>
            <text:p>},{_id:1,card_type:1}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Посчитайте общее количество карт с card_type = VISA</text:p>
          </table:table-cell>
          <table:table-cell table:style-name="ce5" office:value-type="string" calcext:value-type="string">
            <text:p>db.card_info.aggregate([</text:p>
            <text:p>  { $match: { card_type: "VISA" } },</text:p>
            <text:p>  { $count:"VISA_cards"</text:p>
            <text:p>  }]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Выведите всю информацию о карточках, в названиях которых содержится буква r</text:p>
          </table:table-cell>
          <table:table-cell table:style-name="ce5" office:value-type="string" calcext:value-type="string">
            <text:p>db.card_info.find({card_type: { $regex: "r", $options: "i" }})</text:p>
          </table:table-cell>
          <table:table-cell table:number-columns-repeated="1022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985">
          <table:table-cell table:style-name="ce2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LECT" style:display-name="PageStyle_SEL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